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rsid="001c145b" officeooo:paragraph-rsid="001c145b" style:font-size-asian="18pt" style:font-size-complex="18pt"/>
    </style:style>
    <style:style style:name="P2" style:family="paragraph" style:parent-style-name="Standard">
      <style:text-properties style:font-name="Liberation Serif" officeooo:rsid="001c145b" officeooo:paragraph-rsid="001c145b"/>
    </style:style>
    <style:style style:name="P3" style:family="paragraph" style:parent-style-name="Standard">
      <style:text-properties style:font-name="Liberation Serif" fo:font-size="13pt" officeooo:rsid="001c145b" officeooo:paragraph-rsid="001c145b" style:font-size-asian="13pt" style:font-size-complex="13pt"/>
    </style:style>
    <style:style style:name="P4" style:family="paragraph" style:parent-style-name="Standard">
      <style:paragraph-properties fo:line-height="150%" fo:hyphenation-ladder-count="no-limit" style:text-autospace="none"/>
      <style:text-properties style:font-name="Liberation Serif" fo:font-size="13pt" officeooo:paragraph-rsid="001c145b" style:font-size-asian="13pt" style:font-size-complex="13pt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 text:number-lines="false" text:line-number="0" style:text-autospace="none">
        <style:tab-stops>
          <style:tab-stop style:position="2.8547in" style:type="center"/>
          <style:tab-stop style:position="2.9063in"/>
          <style:tab-stop style:position="5.0209in" style:type="right"/>
          <style:tab-stop style:position="5.8126in"/>
        </style:tab-stops>
      </style:paragraph-properties>
      <style:text-properties style:font-name="Liberation Serif" fo:font-size="13pt" officeooo:rsid="00119fb8" officeooo:paragraph-rsid="001c145b" style:font-size-asian="13pt" style:font-name-complex="Verdana" style:font-size-complex="13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 text:number-lines="false" text:line-number="0" style:text-autospace="none">
        <style:tab-stops>
          <style:tab-stop style:position="2.8547in" style:type="center"/>
          <style:tab-stop style:position="2.9063in"/>
          <style:tab-stop style:position="5.0209in" style:type="right"/>
          <style:tab-stop style:position="5.8126in"/>
        </style:tab-stops>
      </style:paragraph-properties>
      <style:text-properties style:font-name="Liberation Serif" fo:font-size="13pt" officeooo:rsid="001c145b" officeooo:paragraph-rsid="001c145b" style:font-size-asian="13pt" style:font-name-complex="Verdana" style:font-size-complex="13pt" fo:hyphenate="false" fo:hyphenation-remain-char-count="2" fo:hyphenation-push-char-count="2"/>
    </style:style>
    <style:style style:name="P7" style:family="paragraph" style:parent-style-name="Standard" style:master-page-name="Standard">
      <style:paragraph-properties fo:text-align="justify" style:justify-single-word="false" fo:hyphenation-ladder-count="no-limit" style:page-number="auto" text:number-lines="false" text:line-number="0" style:text-autospace="none">
        <style:tab-stops>
          <style:tab-stop style:position="2.8547in" style:type="center"/>
          <style:tab-stop style:position="2.9063in"/>
          <style:tab-stop style:position="5.0209in" style:type="right"/>
          <style:tab-stop style:position="5.8126in"/>
        </style:tab-stops>
      </style:paragraph-properties>
      <style:text-properties style:font-name="Liberation Serif" fo:font-size="13pt" officeooo:rsid="00119fb8" officeooo:paragraph-rsid="001c145b" style:font-size-asian="13pt" style:font-name-complex="Verdana" style:font-size-complex="13pt" fo:hyphenate="false" fo:hyphenation-remain-char-count="2" fo:hyphenation-push-char-count="2"/>
    </style:style>
    <style:style style:name="T1" style:family="text">
      <style:text-properties style:font-name="Verdana" fo:font-size="10pt" style:font-size-asian="10pt" style:font-name-complex="Verdana" style:font-size-complex="10pt"/>
    </style:style>
    <style:style style:name="T2" style:family="text">
      <style:text-properties style:font-name="Verdana" fo:font-size="10pt" style:font-name-asian="Verdana" style:font-size-asian="10pt" style:font-name-complex="Verdana" style:font-size-complex="10pt"/>
    </style:style>
    <style:style style:name="T3" style:family="text">
      <style:text-properties style:font-name="Verdana" fo:font-size="8pt" style:font-size-asian="8pt" style:font-name-complex="Verdana" style:font-size-complex="8pt"/>
    </style:style>
    <style:style style:name="T4" style:family="text">
      <style:text-properties fo:font-size="10pt" style:font-size-asian="10pt" style:font-name-complex="Verdana" style:font-size-complex="10pt"/>
    </style:style>
    <style:style style:name="T5" style:family="text">
      <style:text-properties fo:font-size="10pt" style:font-name-asian="Verdana" style:font-size-asian="10pt" style:font-name-complex="Verdana" style:font-size-complex="10pt"/>
    </style:style>
    <style:style style:name="T6" style:family="text">
      <style:text-properties fo:font-size="8pt" style:font-size-asian="8pt" style:font-name-complex="Verdana" style:font-size-complex="8pt"/>
    </style:style>
    <style:style style:name="T7" style:family="text">
      <style:text-properties style:font-name-complex="Verdana"/>
    </style:style>
    <style:style style:name="T8" style:family="text">
      <style:text-properties style:font-name-asian="Verdana" style:font-name-complex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ciej Pacut</text:p>
      <text:p text:style-name="P5">ul. Lipowska 38</text:p>
      <text:p text:style-name="P5">43-502 Czechowice-Dziedzice</text:p>
      <text:p text:style-name="P5">pct@cs.uni.wroc.pl</text:p>
      <text:p text:style-name="P5">tel. 574522348</text:p>
      <text:p text:style-name="P5">Numer albumu 221082</text:p>
      <text:p text:style-name="P5">Wydział Matematyki i Informatyki</text:p>
      <text:p text:style-name="P6"/>
      <text:p text:style-name="P1"/>
      <text:p text:style-name="P1">Oświadczenie</text:p>
      <text:p text:style-name="P2"/>
      <text:p text:style-name="P2"/>
      <text:p text:style-name="P2"/>
      <text:p text:style-name="P2"/>
      <text:p text:style-name="P2"/>
      <text:p text:style-name="P3">Ja niżej podpisany Maciej Pacut doktorant Stacjonarnych Studiów Doktoranckich kierunek</text:p>
      <text:p text:style-name="P3">Informatyka na Wydziale Matematyki i Informatyki oświadczam, że treść rozprawy doktorskiej przedstawionej do obrony, zawarta na przekazanym nośniku optycznym jest identyczna z wersją drukowaną.</text:p>
      <text:p text:style-name="P3"/>
      <text:p text:style-name="P3"/>
      <text:p text:style-name="P3"/>
      <text:p text:style-name="P3"/>
      <text:p text:style-name="P3"/>
      <text:p text:style-name="P4"><text:span text:style-name="T7">Wrocław, ……………………………. <text:s text:c="19"/></text:span>…………………………………………</text:p>
      <text:p text:style-name="P4"><text:span text:style-name="T8"><text:s text:c="15"/></text:span><text:span text:style-name="T7">(rrrr – mm - dd) <text:s/></text:span><text:s text:c="53"/><text:span text:style-name="T7">(czytelny podpis autora pracy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2:19:53.977264278</meta:creation-date>
    <dc:date>2019-04-14T12:27:06.063763053</dc:date>
    <meta:editing-duration>P0D</meta:editing-duration>
    <meta:editing-cycles>1</meta:editing-cycles>
    <meta:document-statistic meta:table-count="0" meta:image-count="0" meta:object-count="0" meta:page-count="1" meta:paragraph-count="12" meta:word-count="63" meta:character-count="601" meta:non-whitespace-character-count="461"/>
    <meta:generator>LibreOffice/4.2.8.2$Linux_X86_64 LibreOffice_project/420m0$Build-2</meta:generator>
  </office:meta>
</office:document-meta>
</file>